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ferences</text:h>
      <text:p text:style-name="Text_20_body">Blah, blah, blah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References</dc:title>
    <dc:creator>Peter Chapin</dc:creator>
    <dc:date>2008-10-17T07:03:39</dc:date>
    <meta:editing-cycles>1</meta:editing-cycles>
    <meta:editing-duration>PT0S</meta:editing-duration>
    <meta:template xlink:type="simple" xlink:actuate="onRequest" xlink:href="../WOW.odm" meta:date="2008-10-17T07:05:38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ragraph-count="2" meta:word-count="4" meta:character-count="29"/>
  </office:meta>
</office:document-meta>
</file>